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CLKA</text:p>
          </table:table-cell>
          <table:table-cell table:style-name="ce2" office:value-type="float" office:value="48000000" calcext:value-type="float">
            <text:p>4.80E+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R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 div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= 1,4,1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 Baud</text:p>
          </table:table-cell>
          <table:table-cell office:value-type="float" office:value="115200" calcext:value-type="float">
            <text:p>1152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GDM</text:p>
          </table:table-cell>
          <table:table-cell office:value-type="string" calcext:value-type="string">
            <text:p>ABCS</text:p>
          </table:table-cell>
          <table:table-cell office:value-type="string" calcext:value-type="string">
            <text:p>ABCS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Baud</text:p>
          </table:table-cell>
          <table:table-cell office:value-type="string" calcext:value-type="string">
            <text:p>N (BRR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([.B$2]/([.D8]*([.B$3]+1)*2^((2*[.B$4])-1)))" office:value-type="float" office:value="2403.84615384615" calcext:value-type="float">
            <text:p>2403.84615384615</text:p>
          </table:table-cell>
          <table:table-cell table:formula="of:=([.B$2]/([.D8]*[.B$5]*2^((2*[.B$4])-1)))-1" office:value-type="float" office:value="2.25520833333333" calcext:value-type="float">
            <text:p>2.2552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[.B$2]/([.D9]*([.B$3]+1)*2^((2*[.B$4])-1)))" office:value-type="float" office:value="4807.69230769231" calcext:value-type="float">
            <text:p>4807.69230769231</text:p>
          </table:table-cell>
          <table:table-cell table:formula="of:=([.B$2]/([.D9]*[.B$5]*2^((2*[.B$4])-1)))-1" office:value-type="float" office:value="5.51041666666667" calcext:value-type="float">
            <text:p>5.5104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[.B$2]/([.D10]*([.B$3]+1)*2^((2*[.B$4])-1)))" office:value-type="float" office:value="4807.69230769231" calcext:value-type="float">
            <text:p>4807.69230769231</text:p>
          </table:table-cell>
          <table:table-cell table:formula="of:=([.B$2]/([.D10]*[.B$5]*2^((2*[.B$4])-1)))-1" office:value-type="float" office:value="5.51041666666667" calcext:value-type="float">
            <text:p>5.510416666666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[.B$2]/([.D11]*([.B$3]+1)*2^((2*[.B$4])-1)))" office:value-type="float" office:value="9615.38461538462" calcext:value-type="float">
            <text:p>9615.38461538462</text:p>
          </table:table-cell>
          <table:table-cell table:formula="of:=([.B$2]/([.D11]*[.B$5]*2^((2*[.B$4])-1)))-1" office:value-type="float" office:value="12.0208333333333" calcext:value-type="float">
            <text:p>12.0208333333333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[.B$2]/([.D12]*([.B$3]+1)*2^((2*[.B$4])-1)))" office:value-type="float" office:value="12820.5128205128" calcext:value-type="float">
            <text:p>12820.5128205128</text:p>
          </table:table-cell>
          <table:table-cell table:formula="of:=([.B$2]/([.D12]*[.B$5]*2^((2*[.B$4])-1)))-1" office:value-type="float" office:value="16.3611111111111" calcext:value-type="float">
            <text:p>16.3611111111111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0:10:55.704011825</meta:creation-date>
    <dc:date>2025-06-22T09:29:09.143341304</dc:date>
    <meta:editing-duration>PT17H17M23S</meta:editing-duration>
    <meta:editing-cycles>1</meta:editing-cycles>
    <meta:document-statistic meta:table-count="1" meta:cell-count="45" meta:object-count="0"/>
    <meta:generator>LibreOffice/24.8.6.2$Linux_X86_64 LibreOffice_project/480$Build-2</meta:generator>
  </office:meta>
</office:document-meta>
</file>